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7.83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ształty – poligon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ształty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ształty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wierzęt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amochod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Roba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Cisco – In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Cisco – Produk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Domino – zwykł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Dominó – numerowa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części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części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części 3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części 4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spięc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zna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Elektronika – mierni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Ludz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powłok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meb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budyn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łazienka, kuchn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kuchn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Architektura – okna, drzw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chema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chematy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Faun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budyn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roślin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pomni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pejzarz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miast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kwia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Lecznictwo – ogóln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ogo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ojazd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na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Niebieski Człowie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Chemia – kwasy aminow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naki logicz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Bramy logicz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Log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Uśmiesz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trzał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1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2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3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4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5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6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7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8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09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10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11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egar – 12 zega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neumatyka – częśc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omputer – ogóln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omputer – sieć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omputer – urządzenia sieciow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Komputer – WIF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Numer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ybmole – niebezpieczeństw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Obiek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pl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Aplik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Stany Zjednoczone Ameryki Północnej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Austral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Azj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Ameryka Południow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Europ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Europa 1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– Fran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Francj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– France - countri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Francja – kraj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zna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Kanad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kontynen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Środkowy Wschó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Ameryka Środkow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Średniowiecz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Meksyk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Czasy starożyt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symbol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historia – 1900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apy – Świat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Upraw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Ułam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Flag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uzyka – instrumen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Muzyka – partytur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iktogramy specjaln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uroczystośc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jedzenie i napoj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HU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ludzi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obiekty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przestrzeń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Zdjęcia – podróże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Loga OpenOffice.org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Religia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Budynki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Strona domowa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pl</text:p>
          </table:table-cell>
          <table:table-cell office:value-type="string">
            <text:p>Punktory 2</text:p>
          </table:table-cell>
          <table:table-cell table:number-columns-repeated="3"/>
          <table:table-cell office:value-type="date" office:date-value="2006-07-06T12:12:00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2007.06.26</text:date>, <text:time>15:56:5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17$Build-9173</meta:generator>
    <meta:creation-date>2007-06-20T13:53:16</meta:creation-date>
    <dc:date>2007-06-26T15:56:55</dc:date>
    <dc:language>en-US</dc:language>
    <meta:editing-cycles>2</meta:editing-cycles>
    <meta:editing-duration>PT1M34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